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style>
    <style:style style:name="T2" style:parent-style-name="Standaardalinea-lettertype" style:family="text">
      <style:text-properties fo:language="en" fo:country="GB"/>
    </style:style>
  </office:automatic-styles>
  <office:body>
    <office:text text:use-soft-page-breaks="true">
      <text:p text:style-name="P1">Hoe infecteert een dierlijk virus een cel en hoe werkt, afhankelijk van zijn ‘genoom’, de levenscyclus van deze virussen?</text:p>
      <text:p text:style-name="Standaard">Om het het mazelen virus zit een<text:s/>membraan(envelop)<text:s/>zoals bij de meeste dierlijke virussen hierdoor zijn ze moeilijker te detecteren door het immuunsysteem omdat ze lijken op gewone dierlijke cellen.<text:s/>Om dit membraan zitten glycoproteïne die binden met receptormoleculen op cellen die in het ademhalingsstelsel zitten. Als dit eenmaal gebeurd is<text:s/>fuseert<text:s/>het membraan van het virus met dat van de hostcel en komt de capside met daarin het virale RNA in de cel en laat het virale RNA los. Dit virale DNA dient als een template voor<text:s/>de synthese van complementaire RNA strengen met behulp van virale RNA polymerase.<text:s/>Met het complementaire DNA worden<text:s/>capside proteïne en glycoproteïne<text:s/><text:span text:style-name="T2">gemaakt in het<text:s/></text:span>ER en golgi apparaat.<text:s text:c="2"/>de glycoproteïne worden in blaasjes vervoerd naar het celmembraan van de hostcel. De capside proteïne<text:s/>gaan om het nieuwe virus template RNA zitten dat gemaakt is door het complementair virus RNA. Vervolgens gaan de capsides met viraal template RNA de cel verlaten en nemen een stukje ven het celmembraan mee. Deze nieuwe virussen gaan nieuwe cellen infecteren en het hele proces herhaalt zich.</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oys Kuster</meta:initial-creator>
    <dc:creator>Aloys Kuster</dc:creator>
    <meta:creation-date>2018-02-22T18:21:00Z</meta:creation-date>
    <dc:date>2018-02-22T18:21:00Z</dc:date>
    <meta:template xlink:href="Normal" xlink:type="simple"/>
    <meta:editing-cycles>2</meta:editing-cycles>
    <meta:editing-duration>PT60S</meta:editing-duration>
    <meta:document-statistic meta:page-count="1" meta:paragraph-count="2" meta:word-count="189" meta:character-count="1230" meta:row-count="8" meta:non-whitespace-character-count="1043"/>
  </office:meta>
</office:document-meta>
</file>